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line-height="150%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Text_20_body" style:list-style-name="L2">
      <style:paragraph-properties fo:line-height="150%"/>
    </style:style>
    <style:style style:name="P6" style:family="paragraph" style:parent-style-name="Text_20_body" style:list-style-name="L3">
      <style:paragraph-properties fo:line-height="150%"/>
    </style:style>
    <style:style style:name="P7" style:family="paragraph" style:parent-style-name="Text_20_body" style:list-style-name="L4">
      <style:paragraph-properties fo:line-height="150%"/>
    </style:style>
    <style:style style:name="P8" style:family="paragraph" style:parent-style-name="Text_20_body">
      <style:paragraph-properties fo:line-height="150%"/>
      <style:text-properties style:text-position="0% 100%"/>
    </style:style>
    <style:style style:name="P9" style:family="paragraph" style:parent-style-name="Text_20_body">
      <style:paragraph-properties fo:line-height="150%"/>
      <style:text-properties style:text-position="0% 100%" fo:font-weight="bold" style:font-weight-asian="bold" style:font-weight-complex="bold"/>
    </style:style>
    <style:style style:name="P10" style:family="paragraph" style:parent-style-name="Text_20_body">
      <style:text-properties fo:background-color="#ffff00"/>
    </style:style>
    <style:style style:name="P11" style:family="paragraph" style:parent-style-name="Text_20_body" style:list-style-name="L4">
      <style:paragraph-properties fo:line-height="100%"/>
    </style:style>
    <style:style style:name="P12" style:family="paragraph" style:parent-style-name="Standard" style:list-style-name="L2">
      <style:paragraph-properties fo:line-height="150%"/>
    </style:style>
    <style:style style:name="P13" style:family="paragraph" style:parent-style-name="Standard">
      <style:paragraph-properties fo:margin-left="12.506cm" fo:margin-right="0cm" fo:line-height="150%" fo:text-align="start" style:justify-single-word="false" fo:text-indent="0cm" style:auto-text-indent="false"/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Heading_20_3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background-color="#ffff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Zespół nr 10:</text:p>
      <text:p text:style-name="P13">Jakub Ruszkowski,</text:p>
      <text:p text:style-name="P13">Mateusz Kaczmarski</text:p>
      <text:p text:style-name="P2">Dokumentacja wstępna</text:p>
      <text:h text:style-name="P14" text:outline-level="1">Opis problemu</text:h>
      <text:p text:style-name="P3"><text:span text:style-name="T6">Spójność krawędziowa</text:span> nieskierowanego grafu G jest to najmniejsza liczba krawędzi <text:span text:style-name="T3">k</text:span>, które muszą zostać usunięte z grafu żeby przestał być on spójny. Liczbę tę oznaczamy przez λ(G).</text:p>
      <text:p text:style-name="P3"><text:span text:style-name="T1">Przepływem</text:span> w grafie<draw:frame draw:style-name="fr1" draw:name="Obiekt6" text:anchor-type="as-char" svg:y="-0.377cm" svg:width="2.05cm" svg:height="0.485cm" draw:z-index="2"><draw:object xlink:href="./Object 6" xlink:type="simple" xlink:show="embed" xlink:actuate="onLoad"/><draw:image xlink:href="./ObjectReplacements/Object 6" xlink:type="simple" xlink:show="embed" xlink:actuate="onLoad"/><svg:desc>formuła</svg:desc></draw:frame>nazywamy funkcję<draw:frame draw:style-name="fr1" draw:name="Obiekt4" text:anchor-type="as-char" svg:y="-0.377cm" svg:width="2.558cm" svg:height="0.46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spełniającą warunki:</text:p>
      <text:list xml:id="list3486941864918673854" text:style-name="L2">
        <text:list-item>
          <text:p text:style-name="P5"><text:span text:style-name="T2">ograniczenia przepustowości:</text:span><text:span text:style-name="T2"><draw:frame draw:style-name="fr1" draw:name="Obiekt1" text:anchor-type="as-char" svg:y="-0.377cm" svg:width="4.486cm" svg:height="0.533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">, c(u,v) </text:span><text:span text:style-name="T5">- przepustowość</text:span></text:p>
        </text:list-item>
        <text:list-item>
          <text:p text:style-name="P5"><text:span text:style-name="T4">skośnej symetrii</text:span>:<draw:frame draw:style-name="fr1" draw:name="Obiekt2" text:anchor-type="as-char" svg:y="-0.377cm" svg:width="5.11cm" svg:height="0.533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</text:list-item>
        <text:list-item>
          <text:p text:style-name="P12"><text:span text:style-name="T2">zachowania przepływu</text:span>: <draw:frame draw:style-name="fr1" draw:name="Obiekt3" text:anchor-type="as-char" svg:y="-0.432cm" svg:width="4.835cm" svg:height="0.861cm" draw:z-index="1"><draw:object xlink:href="./Object 3" xlink:type="simple" xlink:show="embed" xlink:actuate="onLoad"/><draw:image xlink:href="./ObjectReplacements/Object 3" xlink:type="simple" xlink:show="embed" xlink:actuate="onLoad"/></draw:frame>(suma wszystkich przepływów wpływających do wierzchołka jest równa sumie przepływów wypływających z wierzchołka)</text:p>
        </text:list-item>
      </text:list>
      <text:p text:style-name="P3"/>
      <text:p text:style-name="P3">Zadaniem projektu jest zaprojektowanie i zaimplementowanie algorytmu znajdującego spójność krawędziową grafu korzystając z przepływu.</text:p>
      <text:h text:style-name="P14" text:outline-level="1">Opis rozwiązania</text:h>
      <text:p text:style-name="P3">Graf <draw:frame draw:style-name="fr1" draw:name="Obiekt10" text:anchor-type="as-char" svg:y="-0.377cm" svg:width="2.05cm" svg:height="0.485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w algorytmie reprezentowany jest przez macierz incydencji <text:span text:style-name="T2">M </text:span><text:span text:style-name="T5">[</text:span><text:span text:style-name="T2">|V|, |V|</text:span><text:span text:style-name="T5">]</text:span>. Wartość <text:span text:style-name="T2">M </text:span>[<text:span text:style-name="T2">i,j</text:span>] gdzie <text:span text:style-name="T2">i,j = 0,1,...,|V|-1</text:span> jest równa wadze krawędzi (lub 1 dla krawędzi bez wag) między wierzchołkiem i oraz j (0 jeśli taka krawędź nie istnieje).</text:p>
      <text:p text:style-name="P3">Algorytm znajdujący spójność krawędziową nieskierowanego grafu<draw:frame draw:style-name="fr1" draw:name="Obiekt5" text:anchor-type="as-char" svg:y="-0.377cm" svg:width="2.05cm" svg:height="0.485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korzystający z przepływu polega na:</text:p>
      <text:list xml:id="list1927166704306601180" text:style-name="L3">
        <text:list-item>
          <text:p text:style-name="P6">wyznaczeniu wierzchołka <text:span text:style-name="T2">s</text:span> będącego źródłem <text:span text:style-name="T7">(losowo, czy o min stopniu?)</text:span></text:p>
        </text:list-item>
        <text:list-item>
          <text:p text:style-name="P6">dla każdego wierzchołka <text:span text:style-name="T2">t</text:span> niebędącego źródłem uruchamiamy algorytm wyszukiwania maksymalnego przepływu z wierzchołka <text:span text:style-name="T2">s</text:span> do <text:span text:style-name="T2">t</text:span> w grafie <text:span text:style-name="T2">G'</text:span>. Graf<draw:frame draw:style-name="fr1" draw:name="Obiekt7" text:anchor-type="as-char" svg:y="-0.377cm" svg:width="2.224cm" svg:height="0.485cm" draw:z-index="6"><draw:object xlink:href="./Object 7" xlink:type="simple" xlink:show="embed" xlink:actuate="onLoad"/><draw:image xlink:href="./ObjectReplacements/Object 7" xlink:type="simple" xlink:show="embed" xlink:actuate="onLoad"/></draw:frame>, w którym wszystkie krawędzie mają wagę równą 1.</text:p>
        </text:list-item>
        <text:list-item>
          <text:p text:style-name="P6">spójność krawędziowa grafu G jest równa najmniejszej wartości uzyskanych maksymalnych przepływów z punktu 2.</text:p>
        </text:list-item>
      </text:list>
      <text:h text:style-name="P15" text:outline-level="3"><text:soft-page-break/>Algorytm wyszukiwania maksymalnego przepływu</text:h>
      <text:p text:style-name="P3">Do wyszukiwania maksymalnego przepływu będziemy korzystać z algorytmu Edmonda-Karpa, który jest jedną z realizacji metody Forda-Fulkersona. Dodatkowym warunkiem jest to, że ścieżka powiększająca, którą szukamy w każdym kroku algorytmu musi być najkrótsza, czyli zawierać minimalną możliwą liczbę krawędzi. Ścieżkę tą można znaleźć dzięki algorytmowi przeszukiwania grafu wszerz w sieci rezydualnej. </text:p>
      <text:p text:style-name="P8">Schemat działania algorytmu:</text:p>
      <text:p text:style-name="P9">wejście</text:p>
      <text:p text:style-name="P8">c[u, v] // pojemności krawędzi</text:p>
      <text:p text:style-name="P8">s, t <text:s text:c="5"/>// źródło i ujście</text:p>
      <text:p text:style-name="P9">wyjście</text:p>
      <text:p text:style-name="P8">f[u, v] // maksymalny przepływ</text:p>
      <text:p text:style-name="P8"/>
      <text:p text:style-name="P8">//stworzenie sieci rezydualnej</text:p>
      <text:p text:style-name="P8">zdefiniuj r[u, v] jako c[u, v] – f[u, v]</text:p>
      <text:p text:style-name="P8">ścieżka := true</text:p>
      <text:p text:style-name="P8">dopóki ścieżka wykonaj</text:p>
      <text:p text:style-name="P8"><text:tab/>// znalezienie ścieżki z s do t w sieci rezydualnej</text:p>
      <text:p text:style-name="P8"><text:tab/>p := BFS(r[], s, t)</text:p>
      <text:p text:style-name="P8"><text:tab/>jeżeli ścieżka nie istnieje</text:p>
      <text:p text:style-name="P8"><text:tab/><text:tab/>ścieżka := false</text:p>
      <text:p text:style-name="P8"><text:tab/>w przeciwnym wypadku</text:p>
      <text:p text:style-name="P8"><text:tab/>// powiększenie przepływu na ścieżce p</text:p>
      <text:p text:style-name="P8"><text:tab/>a := min { r[u, v] : (u, v) należące do p }</text:p>
      <text:p text:style-name="P8"><text:tab/>dla każdej krawędzi należącej do p</text:p>
      <text:p text:style-name="P8"><text:tab/><text:tab/>f[u, v] = f[u, v] + a</text:p>
      <text:p text:style-name="P8"><text:tab/><text:tab/>f[v, u] = f[v, u] - a</text:p>
      <text:h text:style-name="P14" text:outline-level="1"><text:soft-page-break/>Opis wejścia/wyjścia</text:h>
      <text:p text:style-name="P3">Na wejściu podajemy nieskierowany graf G.</text:p>
      <text:p text:style-name="P3">Sposób zapisu grafu nieskierowanego w pliku:</text:p>
      <text:list xml:id="list4631740955953732139" text:style-name="L4">
        <text:list-item>
          <text:p text:style-name="P7">w pierwszej linijce pliku tekstowego wpisywana jest ilość wierzchołków w grafie,</text:p>
        </text:list-item>
        <text:list-item>
          <text:p text:style-name="P7">kolejne linie definiują odpowiednie połączenia wierzchołków:</text:p>
          <text:p text:style-name="P7"><text:span text:style-name="T1">numer wierzchołk</text:span>a (licząc od 0) oznaczmy <text:span text:style-name="T2">Nw</text:span><text:span text:style-name="T1">: lista</text:span> oddzielonych przecinkiem numerów wierzchołków połączonych krawędzią z wierzchołkiem <text:span text:style-name="T2">Nw</text:span>. </text:p>
          <text:p text:style-name="P7">Przykładowo:</text:p>
          <text:p text:style-name="P11">4</text:p>
          <text:p text:style-name="P11">0: 1,2</text:p>
          <text:p text:style-name="P11">2: 3</text:p>
          <text:p text:style-name="P7">Oznacza graf G z 4 wierzchołkami i 3 krawędziami między wierzchołkami 0-1, 0-2, 2-3.</text:p>
        </text:list-item>
      </text:list>
      <text:p text:style-name="P3">Na wyjściu otrzymujemy wartość spójności krawędziowej podanego grafu G.</text:p>
      <text:p text:style-name="P3"/>
      <text:h text:style-name="P14" text:outline-level="1">Analiza poprawności</text:h>
      <text:p text:style-name="P3">Dowód: </text:p>
      <text:h text:style-name="P14" text:outline-level="1">Analiza złożoności</text:h>
      <text:p text:style-name="P1">Złożoność czasowa algorytmu Edmondsa-Karpa wyznaczającego wartość maksymalnego przepływu wynosi<draw:frame draw:style-name="fr1" draw:name="Obiekt8" text:anchor-type="as-char" svg:y="-0.437cm" svg:width="1.697cm" svg:height="0.545cm" draw:z-index="7"><draw:object xlink:href="./Object 8" xlink:type="simple" xlink:show="embed" xlink:actuate="onLoad"/><draw:image xlink:href="./ObjectReplacements/Object 8" xlink:type="simple" xlink:show="embed" xlink:actuate="onLoad"/></draw:frame>. Uruchamiany jest on <text:span text:style-name="T2">|V|-1</text:span> razy, stąd ostateczna złożoność czasowa algorytmu wyznaczającego spójność krawędziową grafu <text:span text:style-name="T2">G</text:span> wynosi <draw:frame draw:style-name="fr1" draw:name="Obiekt9" text:anchor-type="as-char" svg:y="-0.437cm" svg:width="1.833cm" svg:height="0.545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2:46:13.07</meta:creation-date>
    <dc:date>2015-03-29T23:32:03.38</dc:date>
    <meta:editing-duration>PT6H9M6S</meta:editing-duration>
    <meta:editing-cycles>14</meta:editing-cycles>
    <meta:generator>OpenOffice.org/3.4.1$Win32 OpenOffice.org_project/341m1$Build-9593</meta:generator>
    <meta:document-statistic meta:table-count="0" meta:image-count="0" meta:object-count="10" meta:page-count="3" meta:paragraph-count="55" meta:word-count="467" meta:character-count="3218"/>
  </office:meta>
</office:document-meta>
</file>

<file path=Object 1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≤</mo>
        <mi>c</mi>
      </mrow>
      <mrow>
        <mo stretchy="false">(</mo>
        <mrow>
          <mi>u</mi>
          <mi>,</mi>
          <mi>v</mi>
        </mrow>
        <mo stretchy="false">)</mo>
      </mrow>
    </mrow>
    <annotation encoding="StarMath 5.0">forall_{{u,v` in V} }~ f(u,v) &lt;= c(u,v) </annotation>
  </semantics>
</math>
</file>

<file path=Object 10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2/content.xml><?xml version="1.0" encoding="utf-8"?>
<math xmlns="http://www.w3.org/1998/Math/MathML">
  <semantics>
    <mrow>
      <msub>
        <mo stretchy="false">∀</mo>
        <mrow>
          <mrow>
            <mi>u</mi>
            <mi>,</mi>
            <mi>v</mi>
            <mrow>
              <mi/>
              <mo stretchy="false">∈</mo>
              <mi>V</mi>
            </mrow>
          </mrow>
        </mrow>
      </msub>
      <mi/>
      <mi>f</mi>
      <mrow>
        <mrow>
          <mo stretchy="false">(</mo>
          <mrow>
            <mi>u</mi>
            <mi>,</mi>
            <mi>v</mi>
          </mrow>
          <mo stretchy="false">)</mo>
        </mrow>
        <mo stretchy="false">=</mo>
        <mrow>
          <mi/>
          <mo stretchy="false">−</mo>
          <mi>f</mi>
        </mrow>
      </mrow>
      <mrow>
        <mo stretchy="false">(</mo>
        <mrow>
          <mi>v</mi>
          <mi>,</mi>
          <mi>u</mi>
        </mrow>
        <mo stretchy="false">)</mo>
      </mrow>
    </mrow>
    <annotation encoding="StarMath 5.0">forall_{{u,v` in V}}	~ f(u,v) =~-f(v,u) </annotation>
  </semantics>
</math>
</file>

<file path=Object 3/content.xml><?xml version="1.0" encoding="utf-8"?>
<math xmlns="http://www.w3.org/1998/Math/MathML">
  <semantics>
    <mrow>
      <msub>
        <mo stretchy="false">∀</mo>
        <mrow>
          <mrow>
            <mi>u</mi>
            <mrow>
              <mi/>
              <mo stretchy="false">∈</mo>
              <mrow>
                <mi>V</mi>
                <mo stretchy="false">−</mo>
                <mo stretchy="false">{</mo>
              </mrow>
            </mrow>
            <mi>s</mi>
            <mi>,</mi>
            <mi>t</mi>
            <mo stretchy="false">}</mo>
          </mrow>
        </mrow>
      </msub>
      <mi/>
      <mrow>
        <munder>
          <mo stretchy="false">∑</mo>
          <mrow>
            <mi>v</mi>
            <mrow>
              <mi/>
              <mo stretchy="false">∈</mo>
              <mi>V</mi>
            </mrow>
          </mrow>
        </munder>
        <mi>f</mi>
      </mrow>
      <mrow>
        <mrow>
          <mo stretchy="false">(</mo>
          <mrow>
            <mi>u</mi>
            <mi>,</mi>
            <mi>v</mi>
          </mrow>
          <mo stretchy="false">)</mo>
        </mrow>
        <mo stretchy="false">=</mo>
        <mi/>
      </mrow>
      <mn>0</mn>
    </mrow>
    <annotation encoding="StarMath 5.0">forall_{{u` in V-\{s,t\}}}	~ sum from{v` in V} f(u,v) =~0</annotation>
  </semantics>
</math>
</file>

<file path=Object 4/content.xml><?xml version="1.0" encoding="utf-8"?>
<math xmlns="http://www.w3.org/1998/Math/MathML">
  <semantics>
    <mrow>
      <mi>f</mi>
      <mi mathvariant="normal">:</mi>
      <mi>V</mi>
      <mi>×</mi>
      <mi>V</mi>
      <mi>→</mi>
      <mi>R</mi>
    </mrow>
    <annotation encoding="StarMath 5.0">f: V × V → R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6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 = (V,E)</annotation>
  </semantics>
</math>
</file>

<file path=Object 7/content.xml><?xml version="1.0" encoding="utf-8"?>
<math xmlns="http://www.w3.org/1998/Math/MathML">
  <semantics>
    <mrow>
      <mi>G</mi>
      <mrow>
        <mi>'</mi>
        <mo stretchy="false">=</mo>
        <mrow>
          <mo stretchy="false">(</mo>
          <mrow>
            <mi>V</mi>
            <mi>,</mi>
            <mi>E</mi>
          </mrow>
          <mo stretchy="false">)</mo>
        </mrow>
      </mrow>
    </mrow>
    <annotation encoding="StarMath 5.0">G' = (V,E)</annotation>
  </semantics>
</math>
</file>

<file path=Object 8/content.xml><?xml version="1.0" encoding="utf-8"?>
<math xmlns="http://www.w3.org/1998/Math/MathML">
  <semantics>
    <mrow>
      <mi>O</mi>
      <mrow>
        <mo stretchy="false">(</mo>
        <mrow>
          <mi>V</mi>
          <msup>
            <mi>E</mi>
            <mn>2</mn>
          </msup>
        </mrow>
        <mo stretchy="false">)</mo>
      </mrow>
    </mrow>
    <annotation encoding="StarMath 5.0">O(V E^2)</annotation>
  </semantics>
</math>
</file>

<file path=Object 9/content.xml><?xml version="1.0" encoding="utf-8"?>
<math xmlns="http://www.w3.org/1998/Math/MathML">
  <semantics>
    <mrow>
      <mi>O</mi>
      <mrow>
        <mo stretchy="false">(</mo>
        <mrow>
          <msup>
            <mi>V</mi>
            <mn>2</mn>
          </msup>
          <msup>
            <mi>E</mi>
            <mn>2</mn>
          </msup>
        </mrow>
        <mo stretchy="false">)</mo>
      </mrow>
    </mrow>
    <annotation encoding="StarMath 5.0">O(V^2 E^2)</annotation>
  </semantics>
</math>
</file>